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C0000049D0E23EC20EA68FA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1.349cm" svg:y="-1.36cm" svg:width="9.999cm" svg:height="6.493cm" draw:z-index="0"><draw:image xlink:href="Pictures/10000001000006EC0000049D0E23EC20EA68FAD0.png" xlink:type="simple" xlink:show="embed" xlink:actuate="onLoad" draw:mime-type="image/png"/></draw:frame><draw:frame draw:style-name="fr1" draw:name="Immagine3" text:anchor-type="char" svg:x="-1.349cm" svg:y="5.42cm" svg:width="9.999cm" svg:height="6.493cm" draw:z-index="1"><draw:image xlink:href="Pictures/10000001000006EC0000049D0E23EC20EA68FAD0.png" xlink:type="simple" xlink:show="embed" xlink:actuate="onLoad" draw:mime-type="image/png"/></draw:frame><draw:frame draw:style-name="fr1" draw:name="Immagine2" text:anchor-type="char" svg:x="-1.349cm" svg:y="12.12cm" svg:width="9.999cm" svg:height="6.493cm" draw:z-index="2"><draw:image xlink:href="Pictures/10000001000006EC0000049D0E23EC20EA68FAD0.png" xlink:type="simple" xlink:show="embed" xlink:actuate="onLoad" draw:mime-type="image/png"/></draw:frame><draw:frame draw:style-name="fr1" draw:name="Immagine5" text:anchor-type="char" svg:x="8.8cm" svg:y="-1.36cm" svg:width="9.999cm" svg:height="6.493cm" draw:z-index="3"><draw:image xlink:href="Pictures/10000001000006EC0000049D0E23EC20EA68FAD0.png" xlink:type="simple" xlink:show="embed" xlink:actuate="onLoad" draw:mime-type="image/png"/></draw:frame><draw:frame draw:style-name="fr1" draw:name="Immagine6" text:anchor-type="char" svg:x="8.8cm" svg:y="5.399cm" svg:width="9.999cm" svg:height="6.493cm" draw:z-index="4"><draw:image xlink:href="Pictures/10000001000006EC0000049D0E23EC20EA68FAD0.png" xlink:type="simple" xlink:show="embed" xlink:actuate="onLoad" draw:mime-type="image/png"/></draw:frame><draw:frame draw:style-name="fr1" draw:name="Immagine7" text:anchor-type="char" svg:x="8.8cm" svg:y="12.111cm" svg:width="9.999cm" svg:height="6.493cm" draw:z-index="5"><draw:image xlink:href="Pictures/10000001000006EC0000049D0E23EC20EA68FAD0.png" xlink:type="simple" xlink:show="embed" xlink:actuate="onLoad" draw:mime-type="image/png"/></draw:frame><draw:frame draw:style-name="fr1" draw:name="Immagine4" text:anchor-type="char" svg:x="-1.349cm" svg:y="18.86cm" svg:width="9.999cm" svg:height="6.493cm" draw:z-index="6"><draw:image xlink:href="Pictures/10000001000006EC0000049D0E23EC20EA68FAD0.png" xlink:type="simple" xlink:show="embed" xlink:actuate="onLoad" draw:mime-type="image/png"/></draw:frame><draw:frame draw:style-name="fr1" draw:name="Immagine8" text:anchor-type="char" svg:x="8.8cm" svg:y="18.86cm" svg:width="9.999cm" svg:height="6.493cm" draw:z-index="7"><draw:image xlink:href="Pictures/10000001000006EC0000049D0E23EC20EA68FA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8:47:15.504744275</meta:creation-date>
    <dc:date>2022-11-23T17:11:14.786278805</dc:date>
    <meta:editing-duration>PT49M15S</meta:editing-duration>
    <meta:editing-cycles>4</meta:editing-cycles>
    <meta:generator>LibreOffice/7.3.7.2$Linux_X86_64 LibreOffice_project/30$Build-2</meta:generator>
    <meta:print-date>2022-11-23T17:05:56.474485196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